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6600"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3333"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nis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hier des Charg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Loïc Grosjean</text:p>
      <text:p text:style-name="P3">Marceau Gérard</text:p>
      <text:p text:style-name="P3">Steven Guidate</text:p>
      <text:p text:style-name="P3">Yan Perno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ebForce3</text:p>
      <text:p text:style-name="P3">Le Creusot 2020</text:p>
      <text:p text:style-name="P3"/>
      <text:p text:style-name="P5"><text:soft-page-break/>1ère partie : Présentation du Projet</text:p>
      <text:p text:style-name="P4"/>
      <text:p text:style-name="P4">Pour notre projet de soutenance à WebForce3, nous avons décidé de nous regrouper autour d'une passion commune à tous les quatre : la musique.</text:p>
      <text:p text:style-name="P4">Afin de travailler sur tous les aspects que nous avons vu durant les cours, un site de type <text:span text:style-name="T1">blog </text:span><text:span text:style-name="T2">est tout indiqué.</text:span></text:p>
      <text:p text:style-name="P4"><text:span text:style-name="T2"/></text:p>
      <text:p text:style-name="P5"><text:span text:style-name="T2">DOCU<text:tab/>MENTATION</text:span></text:p>
      <text:p text:style-name="P5"><text:span text:style-name="T2"/></text:p>
      <text:p text:style-name="P5"><text:span text:style-name="T2">Identité visuelle</text:span></text:p>
      <text:p text:style-name="P5"><text:span text:style-name="T2"/></text:p>
      <text:p text:style-name="P6"><text:a xlink:type="simple" xlink:href="https://www.nme.com/" text:style-name="Internet_20_link" text:visited-style-name="Visited_20_Internet_20_Link"><text:span text:style-name="T2">https://www.nme.com/</text:span></text:a></text:p>
      <text:p text:style-name="P6"><text:a xlink:type="simple" xlink:href="https://www.soundofviolence.net/index.php" text:style-name="Internet_20_link" text:visited-style-name="Visited_20_Internet_20_Link"><text:span text:style-name="T2">https://www.soundofviolence.net/index.php</text:span></text:a></text:p>
      <text:p text:style-name="P6"><text:a xlink:type="simple" xlink:href="https://pitchfork.com/" text:style-name="Internet_20_link" text:visited-style-name="Visited_20_Internet_20_Link"><text:span text:style-name="T2">https://pitchfork.com/</text:span></text:a></text:p>
      <text:p text:style-name="P6"><text:a xlink:type="simple" xlink:href="https://www.rocknfolk.com/" text:style-name="Internet_20_link" text:visited-style-name="Visited_20_Internet_20_Link"><text:span text:style-name="T2">https://www.rocknfolk.com/</text:span></text:a></text:p>
      <text:p text:style-name="P6"><text:a xlink:type="simple" xlink:href="https://www.rollingstone.fr/" text:style-name="Internet_20_link" text:visited-style-name="Visited_20_Internet_20_Link"><text:span text:style-name="T2">https://www.rollingstone.fr/</text:span></text:a></text:p>
      <text:p text:style-name="P6"><text:a xlink:type="simple" xlink:href="https://digitalsynopsis.com/design/graphic-design-elements-principles/" text:style-name="Internet_20_link" text:visited-style-name="Visited_20_Internet_20_Link"><text:span text:style-name="T2">https://digitalsynopsis.com/design/graphic-design-elements-principles/</text:span></text:a></text:p>
      <text:p text:style-name="P6"><text:span text:style-name="T2"/></text:p>
      <text:p text:style-name="P6"><text:span text:style-name="T2"/></text:p>
      <text:p text:style-name="P6"><text:span text:style-name="T2"/></text:p>
      <text:p text:style-name="P5"><text:span text:style-name="T2">FONTS</text:span></text:p>
      <text:p text:style-name="P6"><text:a xlink:type="simple" xlink:href="https://digitalsynopsis.com/design/best-free-fonts/" text:style-name="Internet_20_link" text:visited-style-name="Visited_20_Internet_20_Link"><text:span text:style-name="T2">https://digitalsynopsis.com/design/best-free-fonts/</text:span></text:a></text:p>
      <text:p text:style-name="P6"><text:span text:style-name="T2"/></text:p>
      <text:p text:style-name="P5"><text:span text:style-name="T2"/></text:p>
      <text:p text:style-name="P5"><text:span text:style-name="T2"/></text:p>
      <text:p text:style-name="P4"><text:span text:style-name="T2"/></text:p>
      <text:p text:style-name="P4"><text:span text:style-name="T2">1 chapitre par fonctionnalité</text:span></text:p>
      <text:p text:style-name="P4"><text:span text:style-name="T2"/></text:p>
      <text:p text:style-name="P4"><text:span text:style-name="T2"/></text:p>
      <text:p text:style-name="P5"><text:span text:style-name="T2">2ème partie : Production du site</text:span></text:p>
      <text:p text:style-name="P4"><text:span text:style-name="T2"/></text:p>
      <text:p text:style-name="P5"><text:span text:style-name="T2">3ème partie : Synthèse</text:span></text:p>
      <text:p text:style-name="P4"/>
      <text:p text:style-name="P7">Idée de départ : site musical, type blog</text:p>
      <text:p text:style-name="P7"/>
      <text:p text:style-name="P7">Détails des fonctionnalités du site, nombre de pages</text:p>
      <text:p text:style-name="P7">Présentation de chaque membre</text:p>
      <text:p text:style-name="P7"/>
      <text:p text:style-name="P7">UML</text:p>
      <text:p text:style-name="P7"/>
      <text:p text:style-name="P7"/>
      <text:p text:style-name="P8">Bien documenter ses recherches</text:p>
      <text:p text:style-name="P8">Faire des scree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eau GERARD</meta:initial-creator>
    <meta:creation-date>2020-07-03T12:28:14.76</meta:creation-date>
    <meta:document-statistic meta:table-count="0" meta:image-count="0" meta:object-count="0" meta:page-count="2" meta:paragraph-count="30" meta:word-count="122" meta:character-count="940"/>
    <dc:date>2020-07-03T15:43:04.80</dc:date>
    <dc:creator>Marceau GERARD</dc:creator>
    <meta:editing-duration>PT28M29S</meta:editing-duration>
    <meta:editing-cycles>1</meta:editing-cycles>
    <meta:generator>OpenOffice/4.1.7$Win32 OpenOffice.org_project/417m1$Build-9800</meta:generator>
  </office:meta>
</office:document-meta>
</file>